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68d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68d4" officeooo:paragraph-rsid="000c68d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0c68d4" officeooo:paragraph-rsid="000c68d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fo:font-style="italic" fo:font-weight="normal" officeooo:rsid="000c68d4" officeooo:paragraph-rsid="000c68d4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officeooo:rsid="000c68d4" officeooo:paragraph-rsid="000c68d4"/>
    </style:style>
    <style:style style:name="P6" style:family="paragraph" style:parent-style-name="Text_20_body">
      <style:text-properties officeooo:rsid="000c68d4" officeooo:paragraph-rsid="000c68d4"/>
    </style:style>
    <style:style style:name="T1" style:family="text">
      <style:text-properties officeooo:rsid="000c68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68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ótár</text:p>
      <text:p text:style-name="P4">(2010.10.24.)</text:p>
      <text:p text:style-name="P3"/>
      <text:p text:style-name="P1"><text:span text:style-name="T3">cross-platform </text:span><text:span text:style-name="T1">- népszerűbb operációs rendszereken használható (windows, linux, mac) </text:span></text:p>
      <text:p text:style-name="P1">fájlasszociáció - egy adott fájltípus "társítása" egy azt megjeleníteni, használni képes programmal, programcsomaggal </text:p>
      <text:p text:style-name="P1"><text:span text:style-name="T2">API* </text:span>- Application Programming Interface - egy közös programozási felület, mely funkcióit és szolgáltatásait ugyanazon felületen keresztül érhetjük el, a konkrét megvalósítás ismerete nem szükséges </text:p>
      <text:p text:style-name="P1"><text:span text:style-name="T2">eszköztipp, tooltip</text:span> - egy adott grafikai elem fölött az egérkurzort megállítva néhány pillanaton belül megjelenő magyarázat</text:p>
      <text:p text:style-name="P6"><text:span text:style-name="T2">Felhasználó</text:span> - a szoftvert használó személy.</text:p>
      <text:p text:style-name="Text_20_body"><text:span text:style-name="T2">Kezdõ Felhasználó </text:span>- olyan felhasználó, akinek nincsenek meg a kellõ ismeretei egy (bármilyen) fájlkezelõ szoftver hatékony használatához, a felhasználói dokumentáció számára nehezen vagy egyáltalán nem értelmezhetõ, problémái vannak az alapvetõ fogalmakkal is.</text:p>
      <text:p text:style-name="Text_20_body"><text:span text:style-name="T2">Haladó Felhasználó </text:span>- olyan felhasználó, aki a szoftverhez hasonló szoftverrel már dolgozott, tisztában van a számítástechnikai alapfogalmakkal, képes önállóan, segítség nélkül dolgozni egy számára teljesen új felhasználói környezetben is, dokumentáció alapján képes hatékonyan kezelni a szoftvert.</text:p>
      <text:p text:style-name="Text_20_body"><text:span text:style-name="T2">Fejlesztõ(k)</text:span> - a szoftver implementációját végzõ személy, személyek. </text:p>
      <text:p text:style-name="Text_20_body"><text:span text:style-name="T2">Operációs Rendszer</text:span> - a számítógépen futó operációs rendszer, mely lehet Windows, Linux és OSX (Macintosh) valamely típusa.</text:p>
      <text:p text:style-name="Text_20_body"><text:span text:style-name="T2">GUI - Graphical User Interface</text:span> Grafikus felhasználói felület, melyen keresztül a felhasználóval kommunikálunk, tájékoztatjuk az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5:22:52.75</meta:creation-date>
    <dc:date>2010-10-24T16:19:27.96</dc:date>
    <meta:editing-duration>PT00H05M15S</meta:editing-duration>
    <meta:editing-cycles>2</meta:editing-cycles>
    <meta:generator>OpenOffice.org/3.2$Win32 OpenOffice.org_project/320m19$Build-9505</meta:generator>
    <meta:document-statistic meta:table-count="0" meta:image-count="0" meta:object-count="0" meta:page-count="1" meta:paragraph-count="12" meta:word-count="179" meta:character-count="1462"/>
  </office:meta>
</office:document-meta>
</file>